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officeooo:rsid="001e610f" officeooo:paragraph-rsid="001e610f"/>
    </style:style>
    <style:style style:name="P2" style:family="paragraph" style:parent-style-name="Standard">
      <style:text-properties style:font-name="Malgun Gothic" fo:font-size="22pt" officeooo:rsid="001e610f" officeooo:paragraph-rsid="001e610f" style:font-size-asian="22pt" style:font-size-complex="22pt"/>
    </style:style>
    <style:style style:name="P3" style:family="paragraph" style:parent-style-name="Standard">
      <style:text-properties style:font-name="Malgun Gothic" fo:font-size="14pt" officeooo:rsid="001e610f" officeooo:paragraph-rsid="001e610f" style:font-size-asian="12.25pt" style:font-size-complex="14pt"/>
    </style:style>
    <style:style style:name="P4" style:family="paragraph" style:parent-style-name="Standard">
      <style:text-properties style:font-name="Malgun Gothic" fo:font-size="14pt" officeooo:rsid="001e610f" officeooo:paragraph-rsid="001f3187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Malgun Gothic" fo:font-size="14pt" officeooo:rsid="001e610f" officeooo:paragraph-rsid="001f3187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Malgun Gothic" fo:font-size="14pt" officeooo:rsid="001e610f" officeooo:paragraph-rsid="001e610f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Malgun Gothic" fo:font-size="14pt" officeooo:rsid="001e610f" officeooo:paragraph-rsid="0020f0df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Malgun Gothic" fo:font-size="14pt" officeooo:rsid="001e610f" officeooo:paragraph-rsid="00223d90" style:font-size-asian="12.25pt" style:font-size-complex="14pt"/>
    </style:style>
    <style:style style:name="P9" style:family="paragraph" style:parent-style-name="Standard">
      <style:text-properties style:font-name="Malgun Gothic" fo:font-size="14pt" officeooo:rsid="001e610f" officeooo:paragraph-rsid="0020f0df" style:font-size-asian="12.25pt" style:font-size-complex="14pt"/>
    </style:style>
    <style:style style:name="P10" style:family="paragraph" style:parent-style-name="Standard">
      <style:text-properties style:font-name="Malgun Gothic" fo:font-size="14pt" officeooo:rsid="001e610f" officeooo:paragraph-rsid="00223d90" style:font-size-asian="12.25pt" style:font-size-complex="14pt"/>
    </style:style>
    <style:style style:name="P11" style:family="paragraph" style:parent-style-name="Standard">
      <style:text-properties fo:font-size="18pt" officeooo:rsid="001e610f" officeooo:paragraph-rsid="001e610f" style:font-size-asian="18pt" style:font-size-complex="18pt"/>
    </style:style>
    <style:style style:name="T1" style:family="text">
      <style:text-properties officeooo:rsid="001f3187"/>
    </style:style>
    <style:style style:name="T2" style:family="text">
      <style:text-properties officeooo:rsid="0020f0df"/>
    </style:style>
    <style:style style:name="T3" style:family="text">
      <style:text-properties officeooo:rsid="00223d90"/>
    </style:style>
    <style:style style:name="T4" style:family="text">
      <style:text-properties officeooo:rsid="002405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>Projet PABO :</text:p>
      <text:p text:style-name="P2"/>
      <text:p text:style-name="P2"/>
      <text:p text:style-name="P3"/>
      <text:p text:style-name="P6"/>
      <text:p text:style-name="P3"/>
      <text:p text:style-name="P5">Cas d’utilisation : <text:span text:style-name="T1">Détecter arrêt prolongé</text:span></text:p>
      <text:p text:style-name="P4"/>
      <text:p text:style-name="P4"/>
      <text:p text:style-name="P4">Acteurs principaux : véhicule <text:span text:style-name="T4">et GPS</text:span></text:p>
      <text:p text:style-name="P4"/>
      <text:p text:style-name="P4">Acteurs secondaires : <text:span text:style-name="T4">aucun</text:span></text:p>
      <text:p text:style-name="P4"/>
      <text:p text:style-name="P4">Condition initiales : <text:span text:style-name="T1">le système embarqué doit être installé dans le véhicule </text:span><text:span text:style-name="T2">et le module GPS doit pouvoir capter les satellites</text:span></text:p>
      <text:p text:style-name="P4"><text:span text:style-name="T1"><text:s/></text:span></text:p>
      <text:p text:style-name="P4">Description : </text:p>
      <text:p text:style-name="P4"/>
      <text:p text:style-name="P4">-<text:tab/><text:span text:style-name="T1">Le module GPS fourni les coordonnées du véhicule en temps réel</text:span></text:p>
      <text:p text:style-name="P4">-<text:tab/><text:span text:style-name="T4">Enregistre</text:span><text:span text:style-name="T2"> les données dans la base de données selon un temps <text:tab/>choisi</text:span></text:p>
      <text:p text:style-name="P4">-<text:tab/><text:span text:style-name="T4">Compare les données actuel avec celles enregistré</text:span></text:p>
      <text:p text:style-name="P4">-<text:tab/><text:span text:style-name="T4">Si les données sont identiques selon un temps choisi</text:span></text:p>
      <text:p text:style-name="P4">-<text:tab/><text:span text:style-name="T4">Indiquer un arrêt prolonger dans la BDD</text:span></text:p>
      <text:p text:style-name="P4"/>
      <text:p text:style-name="P4">Condition final : <text:span text:style-name="T4">Information d’un arrêt prolongé dans la BDD</text:span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7">Cas d’utilisation : <text:span text:style-name="T2">Alerte oublié</text:span></text:p>
      <text:p text:style-name="P9"/>
      <text:p text:style-name="P9"/>
      <text:p text:style-name="P9">Acteurs principaux : <text:span text:style-name="T2">passager et véhicule</text:span></text:p>
      <text:p text:style-name="P9"/>
      <text:p text:style-name="P9">Acteurs secondaires : <text:span text:style-name="T2">contacts prédéfinis</text:span></text:p>
      <text:p text:style-name="P9"/>
      <text:p text:style-name="P9">Condition initiales : <text:span text:style-name="T2">La présence d’un passager </text:span><text:span text:style-name="T3">seul </text:span><text:span text:style-name="T2">dans un véhicule a l’arrêt prolongé </text:span></text:p>
      <text:p text:style-name="P9"><text:span text:style-name="T1"><text:s/></text:span></text:p>
      <text:p text:style-name="P9">Description : </text:p>
      <text:p text:style-name="P9"/>
      <text:p text:style-name="P9">-<text:tab/><text:span text:style-name="T2">Détecter un passager</text:span></text:p>
      <text:p text:style-name="P9">-<text:tab/><text:span text:style-name="T2">Détecter un arrêt prolongé</text:span></text:p>
      <text:p text:style-name="P9">-<text:tab/><text:span text:style-name="T2">Passager seul dans le véhicule </text:span><text:span text:style-name="T4">(conducteur non détecté)</text:span></text:p>
      <text:p text:style-name="P9">-<text:tab/><text:span text:style-name="T2">Alerte envoyé aux contacts prédéfinis : soit sous la forme d’un SMS/Messagerie vocale ou sur les réseaux sociaux (Twitter)</text:span></text:p>
      <text:p text:style-name="P9"/>
      <text:p text:style-name="P9">Condition final : <text:span text:style-name="T2">Envoie une alerte aux contacts prédéfinis dès qu’un passager est oublié dans le véhicule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7">Cas d’utilisation : <text:span text:style-name="T3">Visualiser les données</text:span></text:p>
      <text:p text:style-name="P9"/>
      <text:p text:style-name="P9"/>
      <text:p text:style-name="P9">Acteurs principaux : <text:span text:style-name="T3">conducteur</text:span></text:p>
      <text:p text:style-name="P9"/>
      <text:p text:style-name="P9">Acteurs secondaires : <text:span text:style-name="T3">aucun</text:span></text:p>
      <text:p text:style-name="P9"/>
      <text:p text:style-name="P9">Condition initiales : <text:span text:style-name="T3">le conducteur doit se connecter au wifi et doit avoir un compte sur le site web pour visualiser ses données</text:span></text:p>
      <text:p text:style-name="P9"><text:span text:style-name="T1"><text:s/></text:span></text:p>
      <text:p text:style-name="P9">Description : </text:p>
      <text:p text:style-name="P9"/>
      <text:p text:style-name="P9">-<text:tab/><text:span text:style-name="T3">Être dans le véhicule </text:span></text:p>
      <text:p text:style-name="P9">-<text:tab/><text:span text:style-name="T3">Se connecter au wifi</text:span></text:p>
      <text:p text:style-name="P9">-<text:tab/><text:span text:style-name="T3">Se connecter a son compte sur le site web</text:span></text:p>
      <text:p text:style-name="P9">-<text:tab/><text:span text:style-name="T4">Les données doivent être enregistrer dans la BDD</text:span></text:p>
      <text:p text:style-name="P9"/>
      <text:p text:style-name="P9">Condition final : Le<text:span text:style-name="T3"> conducteur peut visualiser ses données stockée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8">Cas d’utilisation : <text:span text:style-name="T3">Rappel présence passager</text:span></text:p>
      <text:p text:style-name="P10"/>
      <text:p text:style-name="P10"/>
      <text:p text:style-name="P10">Acteurs principaux : <text:span text:style-name="T3">passager</text:span></text:p>
      <text:p text:style-name="P10"/>
      <text:p text:style-name="P10">Acteurs secondaires : <text:span text:style-name="T3">conducteur</text:span></text:p>
      <text:p text:style-name="P10"/>
      <text:p text:style-name="P10">Condition initiales : <text:span text:style-name="T3">Le système de surveillance doit être alimenté et doit détecter un passager</text:span></text:p>
      <text:p text:style-name="P10"><text:span text:style-name="T1"><text:s/></text:span></text:p>
      <text:p text:style-name="P10">Description : </text:p>
      <text:p text:style-name="P10"/>
      <text:p text:style-name="P10">-<text:tab/><text:span text:style-name="T3">Détection d’un passager</text:span></text:p>
      <text:p text:style-name="P10">-<text:tab/><text:span text:style-name="T3">Enregistre la donnée</text:span></text:p>
      <text:p text:style-name="P10">-<text:tab/><text:span text:style-name="T3">Activation des Leds clignotantes de façon aléatoire</text:span></text:p>
      <text:p text:style-name="P10">-<text:tab/><text:span text:style-name="T4">Si le passager n’est plus détecter les leds s’éteignent <text:tab/>automatiquement </text:span></text:p>
      <text:p text:style-name="P10"/>
      <text:p text:style-name="P10">Condition final : <text:span text:style-name="T3">Le conducteur est signalé d’une présence d’un passager grâce a des leds clignotante de manière aléatoir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0:52:29.661000000</meta:creation-date>
    <dc:date>2023-01-10T11:43:22.038000000</dc:date>
    <meta:editing-duration>PT9M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5" meta:paragraph-count="46" meta:word-count="345" meta:character-count="2126" meta:non-whitespace-character-count="1810"/>
  </office:meta>
</office:document-meta>
</file>